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553e18"/>
    </style:style>
    <style:style style:name="P5" style:family="paragraph" style:parent-style-name="Text_20_body">
      <style:text-properties officeooo:rsid="00578a3b" officeooo:paragraph-rsid="00578a3b"/>
    </style:style>
    <style:style style:name="P6" style:family="paragraph" style:parent-style-name="Text_20_body">
      <style:text-properties officeooo:rsid="00578a3b" officeooo:paragraph-rsid="0057b18e"/>
    </style:style>
    <style:style style:name="P7" style:family="paragraph" style:parent-style-name="Text_20_body">
      <style:text-properties officeooo:rsid="00589186" officeooo:paragraph-rsid="00589186"/>
    </style:style>
    <style:style style:name="P8" style:family="paragraph" style:parent-style-name="Text_20_body">
      <style:text-properties officeooo:rsid="00589186" officeooo:paragraph-rsid="005934cc"/>
    </style:style>
    <style:style style:name="P9" style:family="paragraph" style:parent-style-name="Text_20_body">
      <style:text-properties officeooo:rsid="005ac699" officeooo:paragraph-rsid="005c2966"/>
    </style:style>
    <style:style style:name="P10" style:family="paragraph" style:parent-style-name="Text_20_body">
      <style:text-properties officeooo:rsid="005c2966" officeooo:paragraph-rsid="005c2966"/>
    </style:style>
    <style:style style:name="P11" style:family="paragraph" style:parent-style-name="Text_20_body">
      <style:text-properties officeooo:rsid="005c2966" officeooo:paragraph-rsid="005c4ce2"/>
    </style:style>
    <style:style style:name="P12" style:family="paragraph" style:parent-style-name="Text_20_body">
      <style:text-properties officeooo:rsid="005c2966" officeooo:paragraph-rsid="005deb75"/>
    </style:style>
    <style:style style:name="P13" style:family="paragraph" style:parent-style-name="Text_20_body">
      <style:text-properties officeooo:paragraph-rsid="006905bd"/>
    </style:style>
    <style:style style:name="P14" style:family="paragraph" style:parent-style-name="Text_20_body">
      <style:text-properties officeooo:rsid="006905bd" officeooo:paragraph-rsid="006905bd"/>
    </style:style>
    <style:style style:name="P15" style:family="paragraph" style:parent-style-name="Text_20_body">
      <style:text-properties officeooo:rsid="006905bd" officeooo:paragraph-rsid="006a49f7"/>
    </style:style>
    <style:style style:name="P16" style:family="paragraph" style:parent-style-name="Text_20_body">
      <style:text-properties officeooo:rsid="006905bd" officeooo:paragraph-rsid="006b8d60"/>
    </style:style>
    <style:style style:name="P17" style:family="paragraph" style:parent-style-name="Text_20_body">
      <style:text-properties officeooo:rsid="006905bd" officeooo:paragraph-rsid="006d8b6c"/>
    </style:style>
    <style:style style:name="P18" style:family="paragraph" style:parent-style-name="Text_20_body">
      <style:text-properties officeooo:rsid="006905bd" officeooo:paragraph-rsid="007112b4"/>
    </style:style>
    <style:style style:name="P19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20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21" style:family="paragraph" style:parent-style-name="Text_20_body">
      <style:text-properties officeooo:rsid="006905bd" officeooo:paragraph-rsid="00740fac"/>
    </style:style>
    <style:style style:name="P22" style:family="paragraph" style:parent-style-name="Text_20_body">
      <style:text-properties officeooo:paragraph-rsid="00740fac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  <style:style style:name="T14" style:family="text">
      <style:text-properties officeooo:rsid="006b8d60"/>
    </style:style>
    <style:style style:name="T15" style:family="text">
      <style:text-properties officeooo:rsid="006905bd"/>
    </style:style>
    <style:style style:name="T16" style:family="text">
      <style:text-properties officeooo:rsid="00740f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0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19"/>
      <text:p text:style-name="P22"><text:span text:style-name="T15">03.09.2019 - Updated chapter 24 Editors - Outliner</text:span></text:p>
      <text:p text:style-name="P21">02.09.2019 - Added chapter 7.2.7 Editors - 3D View - Header - Object menu</text:p>
      <text:p text:style-name="P18">23.08.2019 - Added chapter 7.2.6 Editors - 3D View - Header - Add Menu</text:p>
      <text:p text:style-name="P17">23.08.2019 - Added chapter 7.2.5 Editors - 3D View - Header - Select Menu</text:p>
      <text:p text:style-name="P17">1<text:span text:style-name="T14">8</text:span>.08.2019 - Added chapter 7.2.4 Editors - 3D View - Header - Navigation Menu</text:p>
      <text:p text:style-name="P16">1<text:span text:style-name="T13">7</text:span>.08.2019 - Added chapter 7.2.3 Editors - 3D View - Header - View Menu</text:p>
      <text:p text:style-name="P15">1<text:span text:style-name="T12">6</text:span>.08.2019 - Added chapter 7.2.2 Editors - 3D View - Header - Quick Menu</text:p>
      <text:p text:style-name="P14">15.08.2019 - Added chapter 7.2.1 Editors - 3D View - Header tools and Options</text:p>
      <text:p text:style-name="P13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P12">0<text:span text:style-name="T11">9</text:span>.04.2019 - <text:span text:style-name="T11">Small changes at chapter 4 and 5</text:span></text:p>
      <text:p text:style-name="P11">0<text:span text:style-name="T10">8</text:span>.04.2019 - Added chapter <text:s/>6 Editors introduction.pdf</text:p>
      <text:p text:style-name="P10">07.04.2019 - Added chapter <text:s/>20 Editors - Text Editor.pdf</text:p>
      <text:p text:style-name="P9">04.04.2019 - <text:span text:style-name="T8">Added chapter </text:span>30 Advanced - Scripting &amp; Extending Bforartists.pdf<text:span text:style-name="T9"> + 29 Advanced - Command Line.odt</text:span></text:p>
      <text:p text:style-name="P8">02.04.2019 - Added chapter 31 Advanced - Working Limits</text:p>
      <text:p text:style-name="P7">02.04.2019 - Added chapter 32 - Troubleshooting.pdf</text:p>
      <text:p text:style-name="P6">01.04.2019 - <text:span text:style-name="T7">Added</text:span> chapter 25 Editors - Properties Editor.pdf</text:p>
      <text:p text:style-name="P5">01.04.2019 - Updated chapter 3 and 4</text:p>
      <text:p text:style-name="P4"><text:soft-page-break/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43M36S</meta:editing-duration>
    <meta:editing-cycles>92</meta:editing-cycles>
    <meta:generator>LibreOffice/6.3.0.4$Windows_X86_64 LibreOffice_project/057fc023c990d676a43019934386b85b21a9ee99</meta:generator>
    <dc:date>2019-09-03T18:44:13.994000000</dc:date>
    <meta:document-statistic meta:table-count="1" meta:image-count="0" meta:object-count="0" meta:page-count="2" meta:paragraph-count="45" meta:word-count="453" meta:character-count="2670" meta:non-whitespace-character-count="2257"/>
    <meta:template xlink:type="simple" xlink:actuate="onRequest" xlink:title="standard1cm" xlink:href="../../../../AppData/Roaming/LibreOffice/4/user/template/standard1cm.ott" meta:date="2016-03-28T18:47:57.125000000"/>
  </office:meta>
</office:document-meta>
</file>